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11pt"/>
    </style:style>
    <style:style style:name="co2" style:family="table-column">
      <style:table-column-properties fo:break-before="auto" style:column-width="385.06pt"/>
    </style:style>
    <style:style style:name="co3" style:family="table-column">
      <style:table-column-properties fo:break-before="auto" style:column-width="122.26pt"/>
    </style:style>
    <style:style style:name="co4" style:family="table-column">
      <style:table-column-properties fo:break-before="auto" style:column-width="64.01pt"/>
    </style:style>
    <style:style style:name="co5" style:family="table-column">
      <style:table-column-properties fo:break-before="auto" style:column-width="628.84pt"/>
    </style:style>
    <style:style style:name="ro1" style:family="table-row">
      <style:table-row-properties style:row-height="12.81pt" fo:break-before="auto" style:use-optimal-row-height="true"/>
    </style:style>
    <style:style style:name="ro2"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table-cell-properties style:text-align-source="fix" style:repeat-content="false" fo:wrap-option="wrap" fo:padding="4pt" style:vertical-align="middle"/>
      <style:paragraph-properties fo:text-align="center"/>
    </style:style>
    <style:style style:name="ce7" style:family="table-cell" style:parent-style-name="Default">
      <style:table-cell-properties style:text-align-source="fix" style:repeat-content="false" fo:wrap-option="wrap" style:vertical-align="middle"/>
      <style:paragraph-properties fo:text-align="center" fo:margin-left="0pt"/>
      <style:text-properties fo:font-size="8pt" style:font-size-asian="8pt" style:font-size-complex="8pt"/>
    </style:style>
    <style:style style:name="ce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style:text-align-source="fix" style:repeat-content="false" fo:wrap-option="wrap" fo:padding="4pt" style:vertical-align="middle"/>
      <style:paragraph-properties fo:text-align="center"/>
    </style:style>
    <style:style style:name="ce12" style:family="table-cell" style:parent-style-name="Default">
      <style:table-cell-properties style:text-align-source="fix" style:repeat-content="false" fo:wrap-option="wrap" style:vertical-align="middle"/>
      <style:paragraph-properties fo:text-align="center" fo:margin-left="0pt"/>
      <style:text-properties fo:font-size="8pt" style:font-size-asian="8pt" style:font-size-complex="8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1"/>
        <table:table-column table:style-name="co3" table:default-cell-style-name="ce11"/>
        <table:table-column table:style-name="co4" table:default-cell-style-name="Default"/>
        <table:table-column table:style-name="co5" table:default-cell-style-name="ce12"/>
        <table:table-row table:style-name="ro1">
          <table:table-cell table:style-name="ce9" office:value-type="string" calcext:value-type="string">
            <text:p>topic #</text:p>
          </table:table-cell>
          <table:table-cell table:style-name="ce9" office:value-type="string" calcext:value-type="string">
            <text:p>top 15 words (excluding unwanted frequent words)</text:p>
          </table:table-cell>
          <table:table-cell table:style-name="ce9" office:value-type="string" calcext:value-type="string">
            <text:p>topic label</text:p>
          </table:table-cell>
          <table:table-cell/>
          <table:table-cell table:style-name="ce9" office:value-type="string" calcext:value-type="string">
            <text:p>top max 45 out of top 60 words (excluding unwanted frequent words)</text:p>
          </table:table-cell>
        </table:table-row>
        <table:table-row table:style-name="ro2">
          <table:table-cell office:value-type="float" office:value="1" calcext:value-type="float">
            <text:p>1</text:p>
          </table:table-cell>
          <table:table-cell office:value-type="string" calcext:value-type="string">
            <text:p>arthaḥ lakṣaṇa artham lakṣaṇam bhāṣya artha prayojanam sūtra darśayati bhāṣyam sūtram pṛcchati caḥ bhāvaḥ śabdena</text:p>
          </table:table-cell>
          <table:table-cell office:value-type="string" calcext:value-type="string">
            <text:p>Nyāya (and Bauddha) subcommentary</text:p>
          </table:table-cell>
          <table:table-cell/>
          <table:table-cell office:value-type="string" calcext:value-type="string">
            <text:p>arthaḥ lakṣaṇa artham lakṣaṇam bhāṣya artha prayojanam sūtra darśayati bhāṣyam sūtram pṛcchati caḥ bhāvaḥ śabdena draṣṭavyam ityādinā vyācaṣṭe prayojana viśeṣa hetu pūrva sāmānya āśaṅkya arthe eti uttaram kāraḥ kasmāt śabdaḥ</text:p>
          </table:table-cell>
        </table:table-row>
        <table:table-row table:style-name="ro2">
          <table:table-cell office:value-type="float" office:value="2" calcext:value-type="float">
            <text:p>2</text:p>
          </table:table-cell>
          <table:table-cell office:value-type="string" calcext:value-type="string">
            <text:p>brahma śruti arthaḥ jīva brahmaṇaḥ śeṣaḥ sarva jagat sūtra anyathā śabda īśvara virodhaḥ śruteḥ yukti</text:p>
          </table:table-cell>
          <table:table-cell office:value-type="string" calcext:value-type="string">
            <text:p>Dvaita (≈NSu) commentary</text:p>
          </table:table-cell>
          <table:table-cell/>
          <table:table-cell office:value-type="string" calcext:value-type="string">
            <text:p>brahma śruti arthaḥ jīva brahmaṇaḥ śeṣaḥ sarva jagat sūtra anyathā śabda īśvara virodhaḥ śruteḥ yukti jīvasya śabdaḥ artham pūrva upalakṣaṇam svarūpa māyā mā</text:p>
          </table:table-cell>
        </table:table-row>
        <table:table-row table:style-name="ro2">
          <table:table-cell office:value-type="float" office:value="3" calcext:value-type="float">
            <text:p>3</text:p>
          </table:table-cell>
          <table:table-cell office:value-type="string" calcext:value-type="string">
            <text:p>rūpa sarvu pratītiḥ anyathā pratīyate artha asat para pūrvva samvedanam upi rūpeṇa nāma gatiḥ samvedana</text:p>
          </table:table-cell>
          <table:table-cell office:value-type="string" calcext:value-type="string">
            <text:p>Bauddha (≈PVA) commentary</text:p>
          </table:table-cell>
          <table:table-cell/>
          <table:table-cell office:value-type="string" calcext:value-type="string">
            <text:p>rūpa sarvu pratītiḥ anyathā pratīyate artha asat para pūrvva samvedanam upi rūpeṇa nāma gatiḥ samvedana ākāra vedanam arthasya abhāvāt rūpam buddhiḥ aparam antareṇa samāna apara pravarttate pratipāditam anyena kāla vastu</text:p>
          </table:table-cell>
        </table:table-row>
        <table:table-row table:style-name="ro2">
          <table:table-cell office:value-type="float" office:value="4" calcext:value-type="float">
            <text:p>4</text:p>
          </table:table-cell>
          <table:table-cell office:value-type="string" calcext:value-type="string">
            <text:p>kārya kāraṇa sahakāri kāryam bīja sāmagrī svabhāva janana aṅkura śakti śaktiḥ eka hetu janaka sāmarthyam</text:p>
          </table:table-cell>
          <table:table-cell office:value-type="string" calcext:value-type="string">
            <text:p>causation</text:p>
          </table:table-cell>
          <table:table-cell/>
          <table:table-cell office:value-type="string" calcext:value-type="string">
            <text:p>kārya kāraṇa sahakāri kāryam bīja sāmagrī svabhāva janana aṅkura śakti śaktiḥ eka hetu janaka sāmarthyam kriyā kāryasya kāraṇam kṣaṇa svabhāvaḥ rūpa sahakāriṇaḥ janayati upādāna karoti prāk antara bhāvaḥ vijñāna saha mṛd jñāna śāli utpādana jananam śakteḥ bījam santāna sāmarthya apekṣā utpattiḥ kāri</text:p>
          </table:table-cell>
        </table:table-row>
        <table:table-row table:style-name="ro2">
          <table:table-cell office:value-type="float" office:value="5" calcext:value-type="float">
            <text:p>5</text:p>
          </table:table-cell>
          <table:table-cell office:value-type="string" calcext:value-type="string">
            <text:p>jñāna abhiprāyaḥ jñānam artha arthaḥ śakyate avagamyate pūrva idānīm buddhiḥ kalpanā bhaviṣyati sambandhaḥ grāhya sidhyati</text:p>
          </table:table-cell>
          <table:table-cell office:value-type="string" calcext:value-type="string">
            <text:p>Mīmāṃsā (≈ŚVK) commentary</text:p>
          </table:table-cell>
          <table:table-cell/>
          <table:table-cell office:value-type="string" calcext:value-type="string">
            <text:p>jñāna abhiprāyaḥ jñānam artha arthaḥ śakyate avagamyate pūrva idānīm buddhiḥ kalpanā bhaviṣyati sambandhaḥ grāhya sidhyati cit gṛha satyam antaram bahis pratyakṣa artham sambandha sambhavati upapadyate pramāṇa abhiprāyeṇa antara pramāṇam buddhi bāhya iṣyate kin</text:p>
          </table:table-cell>
        </table:table-row>
        <table:table-row table:style-name="ro2">
          <table:table-cell office:value-type="float" office:value="6" calcext:value-type="float">
            <text:p>6</text:p>
          </table:table-cell>
          <table:table-cell office:value-type="string" calcext:value-type="string">
            <text:p>para pramāṇa svayam doṣaḥ vastu vyavahāra loka mātram siddhiḥ parasya nāma bādhā anyathā sarvathā asmākam</text:p>
          </table:table-cell>
          <table:table-cell office:value-type="string" calcext:value-type="string">
            <text:p>debate meta-discourse</text:p>
          </table:table-cell>
          <table:table-cell/>
          <table:table-cell office:value-type="string" calcext:value-type="string">
            <text:p>para pramāṇa svayam doṣaḥ vastu vyavahāra loka mātram siddhiḥ parasya nāma bādhā anyathā sarvathā asmākam śāstra sādhanam avaśyam śakyam vacana mā śakyaḥ vicāra</text:p>
          </table:table-cell>
        </table:table-row>
        <table:table-row table:style-name="ro2">
          <table:table-cell office:value-type="float" office:value="7" calcext:value-type="float">
            <text:p>7</text:p>
          </table:table-cell>
          <table:table-cell office:value-type="string" calcext:value-type="string">
            <text:p>śabda artha vastu ityādinā anya sambandhaḥ arthaḥ śabdāt eka śabdaḥ śabdānām saṃketa svabhāva śabdena śabdasya</text:p>
          </table:table-cell>
          <table:table-cell office:value-type="string" calcext:value-type="string">
            <text:p>Bauddha (≈PVVṬ) on language and things</text:p>
          </table:table-cell>
          <table:table-cell/>
          <table:table-cell office:value-type="string" calcext:value-type="string">
            <text:p>śabda artha vastu ityādinā anya sambandhaḥ arthaḥ śabdāt eka śabdaḥ śabdānām saṃketa svabhāva śabdena śabdasya śabdāḥ vyācaṣṭe apoha cā kṛtvā artham vṛkṣa arthe vyāvṛttiḥ puruṣa kāraṇam apohaḥ anyaḥ kiṅkāraṇam sambandha bhedaḥ vyāvṛtti atad artheṣu</text:p>
          </table:table-cell>
        </table:table-row>
        <table:table-row table:style-name="ro2">
          <table:table-cell office:value-type="float" office:value="8" calcext:value-type="float">
            <text:p>8</text:p>
          </table:table-cell>
          <table:table-cell office:value-type="string" calcext:value-type="string">
            <text:p>siddhiḥ sādhya siddha vyāpti āśraya sādhana asiddha asiddheḥ viruddha asiddhiḥ vyāpaka siddhau pakṣa abhāvāt pramāṇa</text:p>
          </table:table-cell>
          <table:table-cell office:value-type="string" calcext:value-type="string">
            <text:p>inference: assessing proofs</text:p>
          </table:table-cell>
          <table:table-cell/>
          <table:table-cell office:value-type="string" calcext:value-type="string">
            <text:p>siddhiḥ sādhya siddha vyāpti āśraya sādhana asiddha asiddheḥ viruddha asiddhiḥ vyāpaka siddhau pakṣa abhāvāt pramāṇa anumāna sādhanam siddheḥ nitya hetoḥ bādhaka dharma anaikāntika prasaṅgāt anyathā hetuḥ kāla asiddhaḥ prasaṅga vivāda anumānam hetu sarva siddhi dṛṣṭānta vyāptiḥ pakṣe tvayoḥ upādhiḥ pratyakṣa asiddham anumānasya sādhane asiddhau siddham</text:p>
          </table:table-cell>
        </table:table-row>
        <table:table-row table:style-name="ro2">
          <table:table-cell office:value-type="float" office:value="9" calcext:value-type="float">
            <text:p>9</text:p>
          </table:table-cell>
          <table:table-cell office:value-type="string" calcext:value-type="string">
            <text:p>prasaṅgāt abhāvāt prasaṅgaḥ sarva anyathā viśeṣa adṛṣṭa sarvatra niyamaḥ viśeṣaḥ anupapatteḥ vyavahāra kāraṇa dvitīyaḥ antara</text:p>
          </table:table-cell>
          <table:table-cell office:value-type="string" calcext:value-type="string">
            <text:p>reconciling theory with reality</text:p>
          </table:table-cell>
          <table:table-cell/>
          <table:table-cell office:value-type="string" calcext:value-type="string">
            <text:p>prasaṅgāt abhāvāt prasaṅgaḥ sarva anyathā viśeṣa adṛṣṭa sarvatra niyamaḥ viśeṣaḥ anupapatteḥ vyavahāra kāraṇa dvitīyaḥ antara niyama abhāve kalpanā aviśeṣāt anavasthā deśa dṛṣṭa kāla vyavahāraḥ ādyaḥ nimitta anyatra upapatteḥ mā siddhiḥ vyavasthā ayuktam abhyupagame</text:p>
          </table:table-cell>
        </table:table-row>
        <table:table-row table:style-name="ro2">
          <table:table-cell office:value-type="float" office:value="10" calcext:value-type="float">
            <text:p>10</text:p>
          </table:table-cell>
          <table:table-cell office:value-type="string" calcext:value-type="string">
            <text:p>prakāśa nīla prakāśaḥ rūpa ātma rūpam grāhya ātmā jñāna grāhaka ākāra saṃvid prakāśate nīlam ābhāsa</text:p>
          </table:table-cell>
          <table:table-cell office:value-type="string" calcext:value-type="string">
            <text:p>Bauddha non-dual perception</text:p>
          </table:table-cell>
          <table:table-cell/>
          <table:table-cell office:value-type="string" calcext:value-type="string">
            <text:p>prakāśa nīla prakāśaḥ rūpa ātma rūpam grāhya ātmā jñāna grāhaka ākāra saṃvid prakāśate nīlam ābhāsa bahis eka saṃvedana ātmani pīta saṃvedanam aham antar vedya citra artha pramātṛ para bhāti ātmanaḥ bāhya ābhāsaḥ sthitiḥ bodha anubhavaḥ svarūpa vedanam rūpaḥ prakāśasya jñānam cit ākāraḥ</text:p>
          </table:table-cell>
        </table:table-row>
        <table:table-row table:style-name="ro2">
          <table:table-cell office:value-type="float" office:value="11" calcext:value-type="float">
            <text:p>11</text:p>
          </table:table-cell>
          <table:table-cell office:value-type="string" calcext:value-type="string">
            <text:p>jñānam jñāna indriya viṣaya pratyakṣam artha jñānasya pratyakṣa viṣayam vijñānam akṣa jam rūpa kalpanā grahaṇam</text:p>
          </table:table-cell>
          <table:table-cell office:value-type="string" calcext:value-type="string">
            <text:p>perceptual cognitive process</text:p>
          </table:table-cell>
          <table:table-cell/>
          <table:table-cell office:value-type="string" calcext:value-type="string">
            <text:p>jñānam jñāna indriya viṣaya pratyakṣam artha jñānasya pratyakṣa viṣayam vijñānam akṣa jam rūpa kalpanā grahaṇam jñāne aparokṣa atīta jñānena cakṣuḥ ākāra arthasya sannikarṣa yogi viṣayaḥ ākāram vijñāna grahaṇa ja artham mānasam grāhi grāhya vikalpakam abhra sākṣāt ālambana indriyam nirvikalpakam mānasa vastu vijñānasya</text:p>
          </table:table-cell>
        </table:table-row>
        <table:table-row table:style-name="ro2">
          <table:table-cell office:value-type="float" office:value="12" calcext:value-type="float">
            <text:p>12</text:p>
          </table:table-cell>
          <table:table-cell office:value-type="string" calcext:value-type="string">
            <text:p>sādhya hetu pakṣa hetuḥ hetoḥ anvaya sādhana dṛṣṭāntaḥ dṛṣṭānta vyatireka vaidharmya vyatirekaḥ udāharaṇa vacanam pratijñā</text:p>
          </table:table-cell>
          <table:table-cell office:value-type="string" calcext:value-type="string">
            <text:p>inference: using example cases</text:p>
          </table:table-cell>
          <table:table-cell/>
          <table:table-cell office:value-type="string" calcext:value-type="string">
            <text:p>sādhya hetu pakṣa hetuḥ hetoḥ anvaya sādhana dṛṣṭāntaḥ dṛṣṭānta vyatireka vaidharmya vyatirekaḥ udāharaṇa vacanam pratijñā kṛtaka dharma vyāpti artham sādharmya vipakṣa anvayaḥ sādhanam vipakṣe udāharaṇam vipakṣāt sādhyasya vacanena pakṣe vacana vyāptiḥ sādhye arthaḥ abhāve vyatirekī sādhyena hetau uktaḥ kṛtakaḥ śabdaḥ</text:p>
          </table:table-cell>
        </table:table-row>
        <table:table-row table:style-name="ro2">
          <table:table-cell office:value-type="float" office:value="13" calcext:value-type="float">
            <text:p>13</text:p>
          </table:table-cell>
          <table:table-cell office:value-type="string" calcext:value-type="string">
            <text:p>śabda artha śabdaḥ vākya arthaḥ śabdasya pada vācaka artham vācya go gauḥ sambandha śabdāt vākyam</text:p>
          </table:table-cell>
          <table:table-cell office:value-type="string" calcext:value-type="string">
            <text:p>Nyāya and Mīmāṃsā on communication</text:p>
          </table:table-cell>
          <table:table-cell/>
          <table:table-cell office:value-type="string" calcext:value-type="string">
            <text:p>śabda artha śabdaḥ vākya arthaḥ śabdasya pada vācaka artham vācya go gauḥ sambandha śabdāt vākyam saṃjñā upamānam gavaya padārtha arthe sambandhaḥ śabdena śabdānām arthayoḥ padam prayoga śabdam pratītiḥ vācakaḥ samaya vākyasya sādṛśya śabde vyutpatti arthasya śabdāḥ pratipattiḥ vyutpattiḥ gavā pratīti padānām padasya gavayaḥ upamāna abhidheya</text:p>
          </table:table-cell>
        </table:table-row>
        <table:table-row table:style-name="ro2">
          <table:table-cell office:value-type="float" office:value="14" calcext:value-type="float">
            <text:p>14</text:p>
          </table:table-cell>
          <table:table-cell office:value-type="string" calcext:value-type="string">
            <text:p>vikalpa ākāra vastu artha ākāraḥ bāhya vikalpaḥ vāsanā rūpa pratibhāsaḥ pratibhāsa vikalpasya viṣayaḥ sāmānya viṣaya</text:p>
          </table:table-cell>
          <table:table-cell office:value-type="string" calcext:value-type="string">
            <text:p>images and conceptuality</text:p>
          </table:table-cell>
          <table:table-cell/>
          <table:table-cell office:value-type="string" calcext:value-type="string">
            <text:p>vikalpa ākāra vastu artha ākāraḥ bāhya vikalpaḥ vāsanā rūpa pratibhāsaḥ pratibhāsa vikalpasya viṣayaḥ sāmānya viṣaya nīla lakṣaṇa rūpam arthaḥ ākārasya buddhi jñāna bhrāntiḥ anya lakṣaṇam buddhiḥ bhrānti sāmānyam ākāram adhyavasāyaḥ su grāhya jala adhyavasāya pratibhāti vikalpānām eka bāhyasya ākāreṇa vastuni āropaḥ keśa darśana śabda pratibhāsam</text:p>
          </table:table-cell>
        </table:table-row>
        <table:table-row table:style-name="ro2">
          <table:table-cell office:value-type="float" office:value="15" calcext:value-type="float">
            <text:p>15</text:p>
          </table:table-cell>
          <table:table-cell office:value-type="string" calcext:value-type="string">
            <text:p>bheda bhedaḥ eka bhedāt bhinna abheda bhede abhedaḥ bhedena dharma aneka ekam bhedasya bhedam rūpa</text:p>
          </table:table-cell>
          <table:table-cell office:value-type="string" calcext:value-type="string">
            <text:p>difference</text:p>
          </table:table-cell>
          <table:table-cell/>
          <table:table-cell office:value-type="string" calcext:value-type="string">
            <text:p>bheda bhedaḥ eka bhedāt bhinna abheda bhede abhedaḥ bhedena dharma aneka ekam bhedasya bhedam rūpa ekasya abhinna bhinnam bhinnaḥ nānā abhede upādhi abhinnaḥ abhinnam ekaḥ ātmanā svabhāva viruddha abhedau vastu bhidyate paraspara parasparam ātma dharmi rūpam anyonya ekasmin rūpeṇa dravya pratibhāsa</text:p>
          </table:table-cell>
        </table:table-row>
        <table:table-row table:style-name="ro2">
          <table:table-cell office:value-type="float" office:value="16" calcext:value-type="float">
            <text:p>16</text:p>
          </table:table-cell>
          <table:table-cell office:value-type="string" calcext:value-type="string">
            <text:p>brahma mokṣa ānanda bhagavat maya śrutiḥ anna śruti viṣṇu jñāna mukti viṣṇuḥ arthaḥ sadā devānām</text:p>
          </table:table-cell>
          <table:table-cell office:value-type="string" calcext:value-type="string">
            <text:p>Dvaita soteriology</text:p>
          </table:table-cell>
          <table:table-cell/>
          <table:table-cell office:value-type="string" calcext:value-type="string">
            <text:p>brahma mokṣa ānanda bhagavat maya śrutiḥ anna śruti viṣṇu jñāna mukti viṣṇuḥ arthaḥ sadā devānām bhakti muktau bhaktiḥ indra guṇa tāratamyam mukta muktiḥ sarva bhagavān viṣṇoḥ param prasāda tāratamya ekaḥ deva muktaḥ hariḥ mokṣaḥ śrutau añjasā devāḥ</text:p>
          </table:table-cell>
        </table:table-row>
        <table:table-row table:style-name="ro2">
          <table:table-cell office:value-type="float" office:value="17" calcext:value-type="float">
            <text:p>17</text:p>
          </table:table-cell>
          <table:table-cell office:value-type="string" calcext:value-type="string">
            <text:p>nigraha pakṣa sādhana sthānam pratijñā artham sthāna para kathā uttara artha tattva siddhāntaḥ doṣa jalpa</text:p>
          </table:table-cell>
          <table:table-cell office:value-type="string" calcext:value-type="string">
            <text:p>Nyāya method</text:p>
          </table:table-cell>
          <table:table-cell/>
          <table:table-cell office:value-type="string" calcext:value-type="string">
            <text:p>nigraha pakṣa sādhana sthānam pratijñā artham sthāna para kathā uttara artha tattva siddhāntaḥ doṣa jalpa dūṣaṇa dūṣaṇam pratipakṣa vāde tarka arthaḥ vādinaḥ vāda nirṇaya sādhanam chala siddhānta vādī tantra nirṇayaḥ doṣaḥ pṛthak vādaḥ vādi adhikaraṇa abhyupagama upālambhaḥ avayava pramāṇa vacanam aṅga pakṣaḥ hetu uttaram tarkaḥ</text:p>
          </table:table-cell>
        </table:table-row>
        <table:table-row table:style-name="ro2">
          <table:table-cell office:value-type="float" office:value="18" calcext:value-type="float">
            <text:p>18</text:p>
          </table:table-cell>
          <table:table-cell office:value-type="string" calcext:value-type="string">
            <text:p>sādhya dharma dharmaḥ dharmi pakṣa sādhana dharmī pratijñā dharmiṇaḥ doṣaḥ sādhyam hetuḥ hetu dharmiṇi dharmasya</text:p>
          </table:table-cell>
          <table:table-cell office:value-type="string" calcext:value-type="string">
            <text:p>inference: theoretical elements</text:p>
          </table:table-cell>
          <table:table-cell/>
          <table:table-cell office:value-type="string" calcext:value-type="string">
            <text:p>sādhya dharma dharmaḥ dharmi pakṣa sādhana dharmī pratijñā dharmiṇaḥ doṣaḥ sādhyam hetuḥ hetu dharmiṇi dharmasya sādhanam asiddha pakṣaḥ asiddhaḥ sādhyaḥ hetoḥ siddha sādhyate śāstra nirdeśaḥ anitya viśiṣṭaḥ iṣṭa siddhaḥ sādhye viruddhaḥ bādhā iṣṭaḥ dharmeṇa kṛtaka lakṣaṇam śabdaḥ artha pakṣasya</text:p>
          </table:table-cell>
        </table:table-row>
        <table:table-row table:style-name="ro2">
          <table:table-cell office:value-type="float" office:value="19" calcext:value-type="float">
            <text:p>19</text:p>
          </table:table-cell>
          <table:table-cell office:value-type="string" calcext:value-type="string">
            <text:p>anitya nitya śabdaḥ saṃśayaḥ anityaḥ nityaḥ saṃśaya dharma samaḥ prayatna viśeṣa nityam kṛtaka hetuḥ anityam</text:p>
          </table:table-cell>
          <table:table-cell office:value-type="string" calcext:value-type="string">
            <text:p>inference: examples involving impermanence</text:p>
          </table:table-cell>
          <table:table-cell/>
          <table:table-cell office:value-type="string" calcext:value-type="string">
            <text:p>anitya nitya śabdaḥ saṃśayaḥ anityaḥ nityaḥ saṃśaya dharma samaḥ prayatna viśeṣa nityam kṛtaka hetuḥ anityam sādharmyāt upapatteḥ ghaṭa dharmaḥ ubhaya hetu samāna prakaraṇa śabdasya dṛṣṭam sādhya ākāśa sādharmya pratyavasthānam śrāvaṇa arthaḥ pakṣa amūrta anantarīyaka anaikāntikaḥ śabde sūtra śabda udāharaṇam viruddha dharmaka aindriyaka pratiṣedhaḥ</text:p>
          </table:table-cell>
        </table:table-row>
        <table:table-row table:style-name="ro2">
          <table:table-cell office:value-type="float" office:value="20" calcext:value-type="float">
            <text:p>20</text:p>
          </table:table-cell>
          <table:table-cell office:value-type="string" calcext:value-type="string">
            <text:p>abhāva abhāvaḥ bhāva vastu abhāvasya bhāvaḥ anya rūpa virodhaḥ vidhi niṣedha pratiṣedha abhāvayoḥ virodha niṣedhaḥ</text:p>
          </table:table-cell>
          <table:table-cell office:value-type="string" calcext:value-type="string">
            <text:p>affirmation and negation</text:p>
          </table:table-cell>
          <table:table-cell/>
          <table:table-cell office:value-type="string" calcext:value-type="string">
            <text:p>abhāva abhāvaḥ bhāva vastu abhāvasya bhāvaḥ anya rūpa virodhaḥ vidhi niṣedha pratiṣedha abhāvayoḥ virodha niṣedhaḥ bhāvasya paraspara abhāve krama abhāvam antara abhāvena anyonya prasajya mātram abhāvāt pratiṣedhaḥ prāc lakṣaṇa vastunaḥ nivṛttiḥ pratiyogi saha virodhāt śaśa avastu prakāra antaram viṣaya pradhvaṃsa</text:p>
          </table:table-cell>
        </table:table-row>
        <table:table-row table:style-name="ro2">
          <table:table-cell office:value-type="float" office:value="21" calcext:value-type="float">
            <text:p>21</text:p>
          </table:table-cell>
          <table:table-cell office:value-type="string" calcext:value-type="string">
            <text:p>kārya buddhimat vyāpti vyabhicāra anvaya ghaṭa kāraṇa vyatireka darśana upādāna darśanāt kāryatva kartṛ mātram vyabhicāraḥ</text:p>
          </table:table-cell>
          <table:table-cell office:value-type="string" calcext:value-type="string">
            <text:p>inference: causal pervasion as unreliable</text:p>
          </table:table-cell>
          <table:table-cell/>
          <table:table-cell office:value-type="string" calcext:value-type="string">
            <text:p>kārya buddhimat vyāpti vyabhicāra anvaya ghaṭa kāraṇa vyatireka darśana upādāna darśanāt kāryatva kartṛ mātram vyabhicāraḥ mātra dhūma mātreṇa siddhiḥ anumānam pratyakṣa vyāptiḥ jāti kṣiti mātrasya bhūyas pūrvaka kāryam viśeṣaḥ viśeṣa kulāla anumāna kṛta darśanam puruṣa svābhāvika apekṣayā vahni sanniveśa sarvatra</text:p>
          </table:table-cell>
        </table:table-row>
        <table:table-row table:style-name="ro2">
          <table:table-cell office:value-type="float" office:value="22" calcext:value-type="float">
            <text:p>22</text:p>
          </table:table-cell>
          <table:table-cell office:value-type="string" calcext:value-type="string">
            <text:p>duḥkha sukha rāga duḥkham sukham ātma tattva doṣa dveṣa saṃsāra nivṛttiḥ avidyā pravṛtti rāgaḥ janma</text:p>
          </table:table-cell>
          <table:table-cell office:value-type="string" calcext:value-type="string">
            <text:p>Nyāya soteriology</text:p>
          </table:table-cell>
          <table:table-cell/>
          <table:table-cell office:value-type="string" calcext:value-type="string">
            <text:p>duḥkha sukha rāga duḥkham sukham ātma tattva doṣa dveṣa saṃsāra nivṛttiḥ avidyā pravṛtti rāgaḥ janma sukhasya ātmani pravṛttiḥ mokṣaḥ apavargaḥ tṛṣṇā duḥkhasya mohaḥ śarīra ātmīya moha kleśa saṃsāraḥ snehaḥ mokṣa dharma dveṣaḥ duḥkhe mithyājñāna hetuḥ vīta ātmanaḥ mithyājñānam artham apavarga abhāvāt jñānāt icchā nivṛttau adharma</text:p>
          </table:table-cell>
        </table:table-row>
        <table:table-row table:style-name="ro2">
          <table:table-cell office:value-type="float" office:value="23" calcext:value-type="float">
            <text:p>23</text:p>
          </table:table-cell>
          <table:table-cell office:value-type="string" calcext:value-type="string">
            <text:p>dravya saṃyoga guṇa vibhāga karma kāraṇa dvi saṃyogaḥ guru ākāśa dravyam mahat samavāyi parimāṇa kāraṇam</text:p>
          </table:table-cell>
          <table:table-cell office:value-type="string" calcext:value-type="string">
            <text:p>Vaiśeṣika ontology</text:p>
          </table:table-cell>
          <table:table-cell/>
          <table:table-cell office:value-type="string" calcext:value-type="string">
            <text:p>dravya saṃyoga guṇa vibhāga karma kāraṇa dvi saṃyogaḥ guru ākāśa dravyam mahat samavāyi parimāṇa kāraṇam vibhāgaḥ ārambhaka vināśaḥ kārya asamavāyi diś paramāṇu aṇu rūpa vināśāt aṇuka avayava drava saṃyogasya paratva saṃkhyā saṃyogāt dravye parimāṇam eka pṛthivī āśraya tri guṇaḥ vibhāgāt dravyasya tantu samyoga apekṣā nimitta</text:p>
          </table:table-cell>
        </table:table-row>
        <table:table-row table:style-name="ro2">
          <table:table-cell office:value-type="float" office:value="24" calcext:value-type="float">
            <text:p>24</text:p>
          </table:table-cell>
          <table:table-cell office:value-type="string" calcext:value-type="string">
            <text:p>vināśa vināśaḥ kṣaṇa bhāvaḥ kṣaṇika nāśaḥ kāla bhāvasya nāśa svabhāvaḥ antara paścāt svabhāva utpatti hetu</text:p>
          </table:table-cell>
          <table:table-cell office:value-type="string" calcext:value-type="string">
            <text:p>Bauddha momentariness</text:p>
          </table:table-cell>
          <table:table-cell/>
          <table:table-cell office:value-type="string" calcext:value-type="string">
            <text:p>vināśa vināśaḥ kṣaṇa bhāvaḥ kṣaṇika nāśaḥ kāla bhāvasya nāśa svabhāvaḥ antara paścāt svabhāva utpatti hetu bhāva pūrva sthiti sthitiḥ vināśe hetoḥ apara nitya hetuḥ kṣaṇe vināśasya utpattiḥ anitya utpāda mudgara nāma sattā nāśasya svayam prāk</text:p>
          </table:table-cell>
        </table:table-row>
        <table:table-row table:style-name="ro2">
          <table:table-cell office:value-type="float" office:value="25" calcext:value-type="float">
            <text:p>25</text:p>
          </table:table-cell>
          <table:table-cell office:value-type="string" calcext:value-type="string">
            <text:p>sāmānya vyakti sāmānyam go jāti sāmānyasya jātiḥ vyaktiḥ viśeṣa pratyaya gauḥ eka jāteḥ vyakteḥ sādṛśyam</text:p>
          </table:table-cell>
          <table:table-cell office:value-type="string" calcext:value-type="string">
            <text:p>meaning of words</text:p>
          </table:table-cell>
          <table:table-cell/>
          <table:table-cell office:value-type="string" calcext:value-type="string">
            <text:p>sāmānya vyakti sāmānyam go jāti sāmānyasya jātiḥ vyaktiḥ viśeṣa pratyaya gauḥ eka jāteḥ vyakteḥ sādṛśyam aśva pratyayaḥ vyaktau ākṛti vyaktīnām śabda anugata anuvṛtti vyaktayaḥ sāmānye vyāvṛtti vinā buddhiḥ vastu vyaktiṣu viśeṣaḥ piṇḍa gavā rūpa pācaka dravya sāmānyāt ākṛtiḥ padārthaḥ vyāvṛttiḥ samāna sāmānyena</text:p>
          </table:table-cell>
        </table:table-row>
        <table:table-row table:style-name="ro2">
          <table:table-cell office:value-type="float" office:value="26" calcext:value-type="float">
            <text:p>26</text:p>
          </table:table-cell>
          <table:table-cell office:value-type="string" calcext:value-type="string">
            <text:p>pramāṇa artha pramāṇam pravṛtti jñānam prāmāṇyam prameya niścaya kriyā niścayaḥ phalam viṣaya prameyam prāmāṇya pravṛttiḥ</text:p>
          </table:table-cell>
          <table:table-cell office:value-type="string" calcext:value-type="string">
            <text:p>pramāṇa</text:p>
          </table:table-cell>
          <table:table-cell/>
          <table:table-cell office:value-type="string" calcext:value-type="string">
            <text:p>pramāṇa artha pramāṇam pravṛtti jñānam prāmāṇyam prameya niścaya kriyā niścayaḥ phalam viṣaya prameyam prāmāṇya pravṛttiḥ pramāṇasya phala artham jñānasya jñāna saṃśaya arthaḥ pramāṇena lakṣaṇam samyak anartha pramā viṣaye saṃśayaḥ pravṛtteḥ sādhanam arthasya pratyakṣa sādhana avisaṃvādi vastu pramāṇe pramātṛ viṣayam apramāṇam pravartate</text:p>
          </table:table-cell>
        </table:table-row>
        <table:table-row table:style-name="ro2">
          <table:table-cell office:value-type="float" office:value="27" calcext:value-type="float">
            <text:p>27</text:p>
          </table:table-cell>
          <table:table-cell office:value-type="string" calcext:value-type="string">
            <text:p>rūpa sparśa pṛthivī cakṣuḥ gandha indriya śabda rasa guṇa pradīpa śrotra grahaṇam tejaḥ śabdaḥ indriyam</text:p>
          </table:table-cell>
          <table:table-cell office:value-type="string" calcext:value-type="string">
            <text:p>sensation</text:p>
          </table:table-cell>
          <table:table-cell/>
          <table:table-cell office:value-type="string" calcext:value-type="string">
            <text:p>rūpa sparśa pṛthivī cakṣuḥ gandha indriya śabda rasa guṇa pradīpa śrotra grahaṇam tejaḥ śabdaḥ indriyam rūpam tvac dravya śabdasya prāpya grahaṇa upalabhyate upalabdhiḥ gṛhyate śrotram vyañjaka vāyu indriyāṇām ghrāṇa dravyam sparśaḥ kuḍya āloka ādibhiḥ deśa cakṣuṣaḥ dūra aprāpya samāna guṇaḥ vāyuḥ upalabdhi ākāśa tīvra sarva</text:p>
          </table:table-cell>
        </table:table-row>
        <table:table-row table:style-name="ro2">
          <table:table-cell office:value-type="float" office:value="28" calcext:value-type="float">
            <text:p>28</text:p>
          </table:table-cell>
          <table:table-cell office:value-type="string" calcext:value-type="string">
            <text:p>agni dhūma kārya kāraṇa dhūmaḥ agniḥ bhāvaḥ agneḥ gamaka svabhāva dhūmasya vahni pratibandhaḥ kāryam anvaya</text:p>
          </table:table-cell>
          <table:table-cell office:value-type="string" calcext:value-type="string">
            <text:p>inference: fire and smoke</text:p>
          </table:table-cell>
          <table:table-cell/>
          <table:table-cell office:value-type="string" calcext:value-type="string">
            <text:p>agni dhūma kārya kāraṇa dhūmaḥ agniḥ bhāvaḥ agneḥ gamaka svabhāva dhūmasya vahni pratibandhaḥ kāryam anvaya svabhāvaḥ indhana bhāva kāraṇam abhāve avinā vahniḥ bhāve vṛkṣa dahana niyamaḥ hetuḥ deśa gamya śiṃśapā vyāpya liṅga dhūmāt agninā anyathā abhāvāt vyāpaka tādātmya bhāvāt janya vinā vahneḥ</text:p>
          </table:table-cell>
        </table:table-row>
        <table:table-row table:style-name="ro2">
          <table:table-cell office:value-type="float" office:value="29" calcext:value-type="float">
            <text:p>29</text:p>
          </table:table-cell>
          <table:table-cell office:value-type="string" calcext:value-type="string">
            <text:p>sat asat kāraṇa kāraṇam kāryam kārya sattā asataḥ cit sarvam utpatti prāk sataḥ utpattiḥ sattvam</text:p>
          </table:table-cell>
          <table:table-cell office:value-type="string" calcext:value-type="string">
            <text:p>Sāṃkhya pre-existent effect</text:p>
          </table:table-cell>
          <table:table-cell/>
          <table:table-cell office:value-type="string" calcext:value-type="string">
            <text:p>sat asat kāraṇa kāraṇam kāryam kārya sattā asataḥ cit sarvam utpatti prāk sataḥ utpattiḥ sattvam utpadyate vyāghātaḥ arthaḥ asati pūrvam manyase asattvam pratiṣedhaḥ kāryasya viṣāṇa utpatteḥ upalabhyate mṛd śaśa kasmāt kriyate kāraṇe yuktam naḥ abhāvāt bhāvaḥ paścāt ghaṭa sarva</text:p>
          </table:table-cell>
        </table:table-row>
        <table:table-row table:style-name="ro2">
          <table:table-cell office:value-type="float" office:value="30" calcext:value-type="float">
            <text:p>30</text:p>
          </table:table-cell>
          <table:table-cell office:value-type="string" calcext:value-type="string">
            <text:p>anupalabdhiḥ abhāva upalabdhi dṛśya anupalabdheḥ abhāvaḥ svabhāva anupalabdhi upalabdhiḥ viruddha vyāpaka upalambha anupalambhaḥ śīta lakṣaṇa</text:p>
          </table:table-cell>
          <table:table-cell office:value-type="string" calcext:value-type="string">
            <text:p>discussing the imperceptible</text:p>
          </table:table-cell>
          <table:table-cell/>
          <table:table-cell office:value-type="string" calcext:value-type="string">
            <text:p>anupalabdhiḥ abhāva upalabdhi dṛśya anupalabdheḥ abhāvaḥ svabhāva anupalabdhi upalabdhiḥ viruddha vyāpaka upalambha anupalambhaḥ śīta lakṣaṇa anupalambha anupalambhāt kāraṇa vyavahāra āvaraṇa abhāvam kārya ghaṭa nivṛttiḥ prāṇa adṛśya anupalabdhau abhāve siddhiḥ upalambhaḥ anya upalabhyate abhāvāt anupalabdhyā vyavahāraḥ asat niścayaḥ bhāva prāpta abhāvasya sādhyate upalabdheḥ pratiṣedha yogya hetuḥ</text:p>
          </table:table-cell>
        </table:table-row>
        <table:table-row table:style-name="ro2">
          <table:table-cell office:value-type="float" office:value="31" calcext:value-type="float">
            <text:p>31</text:p>
          </table:table-cell>
          <table:table-cell office:value-type="string" calcext:value-type="string">
            <text:p>pratyakṣa anumānam anumāna pratyakṣam liṅga pramāṇa pratyakṣeṇa pramāṇam anumānena anumānasya liṅgam pratyakṣasya viṣaya āgama anumāne</text:p>
          </table:table-cell>
          <table:table-cell office:value-type="string" calcext:value-type="string">
            <text:p>inference: in relation to other pramāṇas</text:p>
          </table:table-cell>
          <table:table-cell/>
          <table:table-cell office:value-type="string" calcext:value-type="string">
            <text:p>pratyakṣa anumānam anumāna pratyakṣam liṅga pramāṇa pratyakṣeṇa pramāṇam anumānena anumānasya liṅgam pratyakṣasya viṣaya āgama anumāne para viṣayam anumānāt anumīyate pramāṇāni pūrvakam liṅgi antara sambandha parokṣa pūrvaka pratyakṣaḥ lakṣaṇa āgamaḥ artha viṣaye anumānayoḥ trividham anumeya sāmānyatas liṅgāt pūrvavat pratyakṣataḥ dṛṣṭam sāmānya pratyakṣe darśanam apratyakṣa liṅgasya tri</text:p>
          </table:table-cell>
        </table:table-row>
        <table:table-row table:style-name="ro2">
          <table:table-cell office:value-type="float" office:value="32" calcext:value-type="float">
            <text:p>32</text:p>
          </table:table-cell>
          <table:table-cell office:value-type="string" calcext:value-type="string">
            <text:p>eka deśa avayava avayavi avayavī avayavinaḥ paramāṇu avayavāḥ parimāṇa deśaḥ paramāṇavaḥ antara deśena vṛtti aṇu</text:p>
          </table:table-cell>
          <table:table-cell office:value-type="string" calcext:value-type="string">
            <text:p>atoms, parts, and wholes</text:p>
          </table:table-cell>
          <table:table-cell/>
          <table:table-cell office:value-type="string" calcext:value-type="string">
            <text:p>eka deśa avayava avayavi avayavī avayavinaḥ paramāṇu avayavāḥ parimāṇa deśaḥ paramāṇavaḥ antara deśena vṛtti aṇu ekam vartate paramāṇuḥ pratyayaḥ aneka bhāga avayavānām pṛthak paramāṇūnām avayaveṣu antaram samudāyaḥ paramāṇoḥ samudāya ekaḥ avayavaḥ sarva avayavini saṃyogaḥ senā ekasmin dravyam pratyekam mahat nānā abhāvāt</text:p>
          </table:table-cell>
        </table:table-row>
        <table:table-row table:style-name="ro2">
          <table:table-cell office:value-type="float" office:value="33" calcext:value-type="float">
            <text:p>33</text:p>
          </table:table-cell>
          <table:table-cell office:value-type="string" calcext:value-type="string">
            <text:p>veda śāstra śāstram nyāya mahā vidyā tattva artha sarva jana upadeśa adhyayana mūla para dharma</text:p>
          </table:table-cell>
          <table:table-cell office:value-type="string" calcext:value-type="string">
            <text:p>orthodox tradition</text:p>
          </table:table-cell>
          <table:table-cell/>
          <table:table-cell office:value-type="string" calcext:value-type="string">
            <text:p>veda śāstra śāstram nyāya mahā vidyā tattva artha sarva jana upadeśa adhyayana mūla para dharma jagat śākhā grantha upāya mantra puruṣa artham prayojana vedāḥ su bhagavān āgama loka śrī guru sarvajña smṛti namaḥ śiṣya sakala anādi vyākaraṇa itihāsa ācārya prayojanam śāstrasya īśvara mīmāṃsā adhyayanam śāstre</text:p>
          </table:table-cell>
        </table:table-row>
        <table:table-row table:style-name="ro2">
          <table:table-cell office:value-type="float" office:value="34" calcext:value-type="float">
            <text:p>34</text:p>
          </table:table-cell>
          <table:table-cell office:value-type="string" calcext:value-type="string">
            <text:p>citta sarva kāya kleśa cittam dharma samādhi cittasya nirodha avidyā śūnyatā karma kleśāḥ ārya viveka</text:p>
          </table:table-cell>
          <table:table-cell office:value-type="string" calcext:value-type="string">
            <text:p>Bauddha soteriology</text:p>
          </table:table-cell>
          <table:table-cell/>
          <table:table-cell office:value-type="string" calcext:value-type="string">
            <text:p>citta sarva kāya kleśa cittam dharma samādhi cittasya nirodha avidyā śūnyatā karma kleśāḥ ārya viveka yoga dharmāḥ prajñā sattva samādhiḥ dhyāna yoginaḥ parama mārga saṃyamāt vijñānam mahā kuśala dṛṣṭi saṃskārāḥ saṃskāra māyā kāyaḥ nirodhaḥ cetasaḥ śānta bhagavān dharmaḥ vyutthāna dharmān vipāka bhagavatā vijñāna</text:p>
          </table:table-cell>
        </table:table-row>
        <table:table-row table:style-name="ro2">
          <table:table-cell office:value-type="float" office:value="35" calcext:value-type="float">
            <text:p>35</text:p>
          </table:table-cell>
          <table:table-cell office:value-type="string" calcext:value-type="string">
            <text:p>phala svarga vidhi phalam karma hiṃsā kāmaḥ vidhiḥ sādhana putra yāga artha vidheḥ yajeta codanā</text:p>
          </table:table-cell>
          <table:table-cell office:value-type="string" calcext:value-type="string">
            <text:p>Vedic sacrifice</text:p>
          </table:table-cell>
          <table:table-cell/>
          <table:table-cell office:value-type="string" calcext:value-type="string">
            <text:p>phala svarga vidhi phalam karma hiṃsā kāmaḥ vidhiḥ sādhana putra yāga artha vidheḥ yajeta codanā śyena aṅga paśu arthaḥ phalasya adhikāra mantra vihita svargaḥ puruṣa anartha kāma kāla adharma pratyavāya prīti niyoga karmaṇaḥ adhikāraḥ adhyayana dṛṣṭa pitṛ anuṣṭhānam anuṣṭhāna brāhmaṇa karmaṇām kratu dharma devatā agnihotram</text:p>
          </table:table-cell>
        </table:table-row>
        <table:table-row table:style-name="ro2">
          <table:table-cell office:value-type="float" office:value="36" calcext:value-type="float">
            <text:p>36</text:p>
          </table:table-cell>
          <table:table-cell office:value-type="string" calcext:value-type="string">
            <text:p>rajata mithyā bādhaka satya rajatam svapna bādhya sākṣi bādhaḥ sat śukti jñāna asat bhrānti mithyātvam</text:p>
          </table:table-cell>
          <table:table-cell office:value-type="string" calcext:value-type="string">
            <text:p>error</text:p>
          </table:table-cell>
          <table:table-cell/>
          <table:table-cell office:value-type="string" calcext:value-type="string">
            <text:p>rajata mithyā bādhaka satya rajatam svapna bādhya sākṣi bādhaḥ sat śukti jñāna asat bhrānti mithyātvam viparīta jñānam śuktikā khyātiḥ prāmāṇyam bādhakam bhrama pramāṇa bādha sādhaka viśvasya jāgrat vailakṣaṇyam bhramaḥ anyathā sākṣiṇā doṣa prāmāṇya upajīvya sākṣī bhrāntiḥ pratyaya sākṣiṇaḥ</text:p>
          </table:table-cell>
        </table:table-row>
        <table:table-row table:style-name="ro2">
          <table:table-cell office:value-type="float" office:value="37" calcext:value-type="float">
            <text:p>37</text:p>
          </table:table-cell>
          <table:table-cell office:value-type="string" calcext:value-type="string">
            <text:p>kālaḥ atīta vidyate vartamāna kāla yujyate pratītya upapadyate saṃbhavati nirvāṇam utpādaḥ phalam idānīm utpāda pratipādayan</text:p>
          </table:table-cell>
          <table:table-cell office:value-type="string" calcext:value-type="string">
            <text:p>Bauddha (≈PP) on time and opportunity</text:p>
          </table:table-cell>
          <table:table-cell/>
          <table:table-cell office:value-type="string" calcext:value-type="string">
            <text:p>kālaḥ atīta vidyate vartamāna kāla yujyate pratītya upapadyate saṃbhavati nirvāṇam utpādaḥ phalam idānīm utpāda pratipādayan bhaviṣyati gamanam pūrvam anyat ātmā vartamānaḥ anāgata nāma kṛtam gantā tathāgataḥ svabhāvataḥ svabhāvaḥ bhāvaḥ atītaḥ darśana kiṃcid bhāva</text:p>
          </table:table-cell>
        </table:table-row>
        <table:table-row table:style-name="ro2">
          <table:table-cell office:value-type="float" office:value="38" calcext:value-type="float">
            <text:p>38</text:p>
          </table:table-cell>
          <table:table-cell office:value-type="string" calcext:value-type="string">
            <text:p>prāmāṇyam veda āpta prāmāṇya pramāṇa artha āgama aprāmāṇyam vākya pramāṇam puruṣa doṣa vaktṛ apauruṣeya svatas</text:p>
          </table:table-cell>
          <table:table-cell office:value-type="string" calcext:value-type="string">
            <text:p>trustworthy speech</text:p>
          </table:table-cell>
          <table:table-cell/>
          <table:table-cell office:value-type="string" calcext:value-type="string">
            <text:p>prāmāṇyam veda āpta prāmāṇya pramāṇa artha āgama aprāmāṇyam vākya pramāṇam puruṣa doṣa vaktṛ apauruṣeya svatas vākyam mūla vedasya pauruṣeya vede apramāṇam aprāmāṇya āgamasya arthe vedaḥ vākyānām prāmāṇye satya vacanam upadeśaḥ apramāṇa āgamaḥ vākyāni pratyakṣa āptaḥ paratas nara artham aprāmāṇye anāpta praṇīta abhāvāt antara prāmāṇyasya niścayaḥ</text:p>
          </table:table-cell>
        </table:table-row>
        <table:table-row table:style-name="ro2">
          <table:table-cell office:value-type="float" office:value="39" calcext:value-type="float">
            <text:p>39</text:p>
          </table:table-cell>
          <table:table-cell office:value-type="string" calcext:value-type="string">
            <text:p>pañca prakṛti vyaktam rajaḥ pradhānam prakṛtiḥ avyaktam vikāra tamaḥ sattva mahat avyakta sargaḥ vṛttiḥ tanmātrāṇi</text:p>
          </table:table-cell>
          <table:table-cell office:value-type="string" calcext:value-type="string">
            <text:p>Sāṃkhya metaphysics</text:p>
          </table:table-cell>
          <table:table-cell/>
          <table:table-cell office:value-type="string" calcext:value-type="string">
            <text:p>pañca prakṛti vyaktam rajaḥ pradhānam prakṛtiḥ avyaktam vikāra tamaḥ sattva mahat avyakta sargaḥ vṛttiḥ tanmātrāṇi ekādaśa vyakta pradhāna indriyāṇi bhūta puruṣaḥ buddhi ātmakam vikāraḥ prakṛteḥ pariṇāmaḥ tanmātra saṃsarati mahābhūtāni ahaṅkāraḥ utpadyate buddhiḥ moha vikārāḥ bhūtāni vikṛtiḥ ahaṅkāra pariṇāma sūkṣma tuṣṭiḥ arthaḥ pañcaviṃśati vikārāṇām bandhaḥ ādyāḥ</text:p>
          </table:table-cell>
        </table:table-row>
        <table:table-row table:style-name="ro2">
          <table:table-cell office:value-type="float" office:value="40" calcext:value-type="float">
            <text:p>40</text:p>
          </table:table-cell>
          <table:table-cell office:value-type="string" calcext:value-type="string">
            <text:p>smṛti pūrva smṛtiḥ anubhava smaraṇam smaraṇa saṃskāra smṛteḥ anubhavaḥ kāla saṃskāraḥ anubhūta viṣaya jñānam jñāna</text:p>
          </table:table-cell>
          <table:table-cell office:value-type="string" calcext:value-type="string">
            <text:p>experience and recollection</text:p>
          </table:table-cell>
          <table:table-cell/>
          <table:table-cell office:value-type="string" calcext:value-type="string">
            <text:p>smṛti pūrva smṛtiḥ anubhava smaraṇam smaraṇa saṃskāra smṛteḥ anubhavaḥ kāla saṃskāraḥ anubhūta viṣaya jñānam jñāna eka darśana saṃskārasya antara artha smaryate grahaṇa dṛṣṭa pūrvam uttara parāmarśa smaraṇāt smṛtyā grahaṇam antare anubhavasya smarati deśa kāle smṛtau anubhūtam anusandhāna darśanam smṛtim saṅketa gṛhīta viśiṣṭa apara mayā smaraṇe</text:p>
          </table:table-cell>
        </table:table-row>
        <table:table-row table:style-name="ro2">
          <table:table-cell office:value-type="float" office:value="41" calcext:value-type="float">
            <text:p>41</text:p>
          </table:table-cell>
          <table:table-cell office:value-type="string" calcext:value-type="string">
            <text:p>karma śarīra śarīram icchā īśvaraḥ īśvara prayatna dharma śarīrasya deha adharma phala karmaṇaḥ cetanā bhoga</text:p>
          </table:table-cell>
          <table:table-cell office:value-type="string" calcext:value-type="string">
            <text:p>karma</text:p>
          </table:table-cell>
          <table:table-cell/>
          <table:table-cell office:value-type="string" calcext:value-type="string">
            <text:p>karma śarīra śarīram icchā īśvaraḥ īśvara prayatna dharma śarīrasya deha adharma phala karmaṇaḥ cetanā bhoga prāṇa śarīre nimitta kāraṇam īśvarasya prayatnaḥ āhāra adṛṣṭa kartṛ ātma phalam ātmanaḥ janma akṛta jagat karoti karmaṇām vipāka utpattiḥ kṛta karmāṇi kriyā karmaṇā hasta jīvana upabhoga nimittam cit utpatti pūrva</text:p>
          </table:table-cell>
        </table:table-row>
        <table:table-row table:style-name="ro2">
          <table:table-cell office:value-type="float" office:value="42" calcext:value-type="float">
            <text:p>42</text:p>
          </table:table-cell>
          <table:table-cell office:value-type="string" calcext:value-type="string">
            <text:p>bhavanti viśeṣāḥ dharmāḥ sarve santi hetavaḥ syuḥ viśeṣa arthāḥ yeṣām kecid śabdāḥ anye teṣu bhāvāḥ</text:p>
          </table:table-cell>
          <table:table-cell office:value-type="string" calcext:value-type="string">
            <text:p>plural words</text:p>
          </table:table-cell>
          <table:table-cell/>
          <table:table-cell office:value-type="string" calcext:value-type="string">
            <text:p>bhavanti viśeṣāḥ dharmāḥ sarve santi hetavaḥ syuḥ viśeṣa arthāḥ yeṣām kecid śabdāḥ anye teṣu bhāvāḥ tān taiḥ doṣāḥ tāni viṣayāḥ rūpa guṇāḥ rūpāḥ padārthāḥ santaḥ bhedāḥ uktāḥ eṣām ime ādīni dṛṣṭāḥ ucyante dṛśyante pratyayāḥ amī sāmānya vṛttayaḥ sarva dharma ātmānaḥ upalabhyante svabhāvāḥ pratyaya ādibhiḥ paraspara</text:p>
          </table:table-cell>
        </table:table-row>
        <table:table-row table:style-name="ro2">
          <table:table-cell office:value-type="float" office:value="43" calcext:value-type="float">
            <text:p>43</text:p>
          </table:table-cell>
          <table:table-cell office:value-type="string" calcext:value-type="string">
            <text:p>indriya manaḥ ātma manasaḥ śarīra yugapad jñāna sukha viṣaya artha icchā cakṣuḥ jñānam sannikarṣa indriyāṇām</text:p>
          </table:table-cell>
          <table:table-cell office:value-type="string" calcext:value-type="string">
            <text:p>Nyāya prameyas related to the self</text:p>
          </table:table-cell>
          <table:table-cell/>
          <table:table-cell office:value-type="string" calcext:value-type="string">
            <text:p>indriya manaḥ ātma manasaḥ śarīra yugapad jñāna sukha viṣaya artha icchā cakṣuḥ jñānam sannikarṣa indriyāṇām sannikarṣaḥ buddhi karaṇa indriyāṇi ātmanaḥ indriyam guṇaḥ arthaḥ āśraya ātmā sūtra antara guṇa kāraṇa bāhya gandha manasā sannikarṣasya antaḥkaraṇa sannikarṣāt manasoḥ liṅgam rūpa pratyakṣa kāraṇam manasi antaram ayugapad saṃyogaḥ cetanā</text:p>
          </table:table-cell>
        </table:table-row>
        <table:table-row table:style-name="ro2">
          <table:table-cell office:value-type="float" office:value="44" calcext:value-type="float">
            <text:p>44</text:p>
          </table:table-cell>
          <table:table-cell office:value-type="string" calcext:value-type="string">
            <text:p>anvaya icchā jñāna anvita kṛti iṣṭa sādhana śakti pada saṃsarga artha jñānam viṣaya vākya yogya</text:p>
          </table:table-cell>
          <table:table-cell office:value-type="string" calcext:value-type="string">
            <text:p>motivation and speech</text:p>
          </table:table-cell>
          <table:table-cell/>
          <table:table-cell office:value-type="string" calcext:value-type="string">
            <text:p>anvaya icchā jñāna anvita kṛti iṣṭa sādhana śakti pada saṃsarga artha jñānam viṣaya vākya yogya vinā padārtha śaktiḥ kārya sādhya jñāne padānām cikīrṣā ākāṅkṣā abhāvāt anyathā vācyam anvayaḥ pravṛtti grahaḥ bhojana bodhaka viśeṣa hetu mātra gauravāt janya āpatteḥ bodhaḥ jñāta yogyatā apūrva tātparya</text:p>
          </table:table-cell>
        </table:table-row>
        <table:table-row table:style-name="ro2">
          <table:table-cell office:value-type="float" office:value="45" calcext:value-type="float">
            <text:p>45</text:p>
          </table:table-cell>
          <table:table-cell office:value-type="string" calcext:value-type="string">
            <text:p>kriyā kāraka kartṛ karma karaṇa artha vyāpāra vyāpāraḥ dhātu karaṇam arthaḥ bhāvanā kriyām karoti kriyāyāḥ</text:p>
          </table:table-cell>
          <table:table-cell office:value-type="string" calcext:value-type="string">
            <text:p>action</text:p>
          </table:table-cell>
          <table:table-cell/>
          <table:table-cell office:value-type="string" calcext:value-type="string">
            <text:p>kriyā kāraka kartṛ karma karaṇa artha vyāpāra vyāpāraḥ dhātu karaṇam arthaḥ bhāvanā kriyām karoti kriyāyāḥ kārakam pacati phala kriyāyām kartā karmaṇi liṅā ākhyāta prayojaka kārakaḥ phalam pratyaya antara nāma kartuḥ kārakāṇām niyogaḥ vyāpāram cit bhāva vyāpārasya kriyayā pradhāna vyāpāreṇa devadatta pāka sādhakatama vyāpāre</text:p>
          </table:table-cell>
        </table:table-row>
        <table:table-row table:style-name="ro2">
          <table:table-cell office:value-type="float" office:value="46" calcext:value-type="float">
            <text:p>46</text:p>
          </table:table-cell>
          <table:table-cell office:value-type="string" calcext:value-type="string">
            <text:p>janma bhāvanā rāga vāsanā deha citta vijñāna hetuḥ abhyāsāt abhyāsa hetu dehaḥ maraṇa vikāra abhyāsaḥ</text:p>
          </table:table-cell>
          <table:table-cell office:value-type="string" calcext:value-type="string">
            <text:p>Bauddha personal development</text:p>
          </table:table-cell>
          <table:table-cell/>
          <table:table-cell office:value-type="string" calcext:value-type="string">
            <text:p>janma bhāvanā rāga vāsanā deha citta vijñāna hetuḥ abhyāsāt abhyāsa hetu dehaḥ maraṇa vikāra abhyāsaḥ kāraṇam vijñānam svapna bhūta avasthāyām prajñā cittam cetasaḥ antara prāṇa viśeṣaḥ prakarṣa dṛśyate prabodha vikāraḥ pitṛ kṛpā santāna buddheḥ hetoḥ sambhavaḥ saṃskāra dehasya āśrayaḥ sphuṭa upādāna bala pūrvva</text:p>
          </table:table-cell>
        </table:table-row>
        <table:table-row table:style-name="ro2">
          <table:table-cell office:value-type="float" office:value="47" calcext:value-type="float">
            <text:p>47</text:p>
          </table:table-cell>
          <table:table-cell office:value-type="string" calcext:value-type="string">
            <text:p>aham puruṣa puruṣaḥ buddhi puruṣasya ātmā artham buddhiḥ arthaḥ ātmanaḥ ātmānam buddheḥ prakṛtiḥ mama bhoktā</text:p>
          </table:table-cell>
          <table:table-cell office:value-type="string" calcext:value-type="string">
            <text:p>Sāṃkhya on self and other</text:p>
          </table:table-cell>
          <table:table-cell/>
          <table:table-cell office:value-type="string" calcext:value-type="string">
            <text:p>aham puruṣa puruṣaḥ buddhi puruṣasya ātmā artham buddhiḥ arthaḥ ātmanaḥ ātmānam buddheḥ prakṛtiḥ mama bhoktā viṣaya ātma paśyati me citi bhoktṛ bhoga darśanam anyaḥ vṛtti pradhānasya pradhāna kaivalyam viveka puruṣe prakṛti prakṛteḥ jānāmi puruṣayoḥ caitanya pradhānam pumān dṛṣṭā para puruṣeṇa asmi draṣṭā</text:p>
          </table:table-cell>
        </table:table-row>
        <table:table-row table:style-name="ro2">
          <table:table-cell office:value-type="float" office:value="48" calcext:value-type="float">
            <text:p>48</text:p>
          </table:table-cell>
          <table:table-cell office:value-type="string" calcext:value-type="string">
            <text:p>viśeṣaṇa viśeṣya samavāyaḥ ghaṭa samavāya bhū sambandha ghaṭaḥ viśeṣaṇam viśiṣṭa ādhāra sambandhaḥ paṭa paṭaḥ guṇa</text:p>
          </table:table-cell>
          <table:table-cell office:value-type="string" calcext:value-type="string">
            <text:p>qualification</text:p>
          </table:table-cell>
          <table:table-cell/>
          <table:table-cell office:value-type="string" calcext:value-type="string">
            <text:p>viśeṣaṇa viśeṣya samavāyaḥ ghaṭa samavāya bhū sambandha ghaṭaḥ viśeṣaṇam viśiṣṭa ādhāra sambandhaḥ paṭa paṭaḥ guṇa samavāyasya tala bhāvaḥ ādheya dravya sāmānādhikaraṇyam saṃyukta daṇḍī daṇḍa saṃyoga samavāyāt tantu śukla pratītiḥ eka āśraya pratyaya bhāva ayoga rūpa viśeṣyam ghaṭasya ādhāraḥ abhāva samaveta antara saṃyogaḥ śuklaḥ anya talam</text:p>
          </table:table-cell>
        </table:table-row>
        <table:table-row table:style-name="ro2">
          <table:table-cell office:value-type="float" office:value="49" calcext:value-type="float">
            <text:p>49</text:p>
          </table:table-cell>
          <table:table-cell office:value-type="string" calcext:value-type="string">
            <text:p>krama varṇa kramaḥ varṇṇa eka aneka krameṇa yugapad pada sakṛt varṇāḥ varṇānām artha dhvani varṇṇānām</text:p>
          </table:table-cell>
          <table:table-cell office:value-type="string" calcext:value-type="string">
            <text:p>time in sphoṭa theory</text:p>
          </table:table-cell>
          <table:table-cell/>
          <table:table-cell office:value-type="string" calcext:value-type="string">
            <text:p>krama varṇa kramaḥ varṇṇa eka aneka krameṇa yugapad pada sakṛt varṇāḥ varṇānām artha dhvani varṇṇānām ekam ekaḥ pūrva sphoṭa kāla nānā pratyekam gakāra dīrgha ānupūrvī kramasya padam antya vākyam ekā varṇṇāḥ varṇaḥ citra buddhiḥ pratītiḥ ekasya pratīti kramāt varṇeṣu anekam vākya kālaḥ apara gakāraḥ pratyabhijñā</text:p>
          </table:table-cell>
        </table:table-row>
        <table:table-row table:style-name="ro2">
          <table:table-cell office:value-type="float" office:value="50" calcext:value-type="float">
            <text:p>50</text:p>
          </table:table-cell>
          <table:table-cell office:value-type="string" calcext:value-type="string">
            <text:p>artha mukhya eka guṇa śabda upacāraḥ saṃyogāt pradhāna darśanāt liṅga karma upacāra śeṣa anya śabdaḥ</text:p>
          </table:table-cell>
          <table:table-cell office:value-type="string" calcext:value-type="string">
            <text:p>contextuality of speech</text:p>
          </table:table-cell>
          <table:table-cell/>
          <table:table-cell office:value-type="string" calcext:value-type="string">
            <text:p>artha mukhya eka guṇa śabda upacāraḥ saṃyogāt pradhāna darśanāt liṅga karma upacāra śeṣa anya śabdaḥ prakṛti prayoga śruti mukhyaḥ mukhyam vacanāt nimitta gauṇa rūḍhiḥ aviśeṣāt sarva kāla pratiṣedhaḥ gauṇaḥ prayogaḥ codanā chalam nirdeśāt antara vikāraḥ śabdasya bhedāt prakaraṇa krośanti mañcāḥ vacana saṃkhyā nimittam dravya tadva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92pt" fo:page-height="612pt" style:num-format="1" style:print-orientation="landscape" style:writing-mode="lr-tb" style:print="charts drawings grid objects zero-values"/>
      <style:header-style>
        <style:header-footer-properties fo:min-height="21.6pt" fo:margin-left="0pt" fo:margin-right="0pt" fo:margin-bottom="7.2pt"/>
      </style:header-style>
      <style:footer-style>
        <style:header-footer-properties fo:min-height="14.4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2">00/00/0000</text:date>, <text:time style:data-style-name="N2" text:time-value="17:41:23.6309583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4T21:22:05.487629744</meta:creation-date>
    <dc:date>2019-09-12T17:27:08.553252540</dc:date>
    <meta:editing-duration>PT15H4M18S</meta:editing-duration>
    <meta:editing-cycles>12</meta:editing-cycles>
    <meta:generator>LibreOffice/5.4.4.2$MacOSX_X86_64 LibreOffice_project/2524958677847fb3bb44820e40380acbe820f960</meta:generator>
    <meta:document-statistic meta:table-count="1" meta:cell-count="204" meta:object-count="0"/>
  </office:meta>
</office:document-meta>
</file>